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ontext</text:p>
          </table:table-cell>
          <table:table-cell office:value-type="string">
            <text:p>ev_type</text:p>
          </table:table-cell>
          <table:table-cell office:value-type="string">
            <text:p>rel1</text:p>
          </table:table-cell>
          <table:table-cell office:value-type="string">
            <text:p>rel2</text:p>
          </table:table-cell>
          <table:table-cell/>
        </table:table-row>
        <table:table-row table:style-name="ro1">
          <table:table-cell office:value-type="string">
            <text:p>Context 1</text:p>
          </table:table-cell>
          <table:table-cell office:value-type="string">
            <text:p>ev_type</text:p>
          </table:table-cell>
          <table:table-cell table:style-name="ce1" office:value-type="string">
            <text:p>percent concepts with rel1 that have context1</text:p>
          </table:table-cell>
          <table:table-cell table:style-name="ce1" office:value-type="string">
            <text:p>percent concepts with rel2 that have context1</text:p>
          </table:table-cell>
          <table:table-cell table:style-name="ce1"/>
        </table:table-row>
        <table:table-row table:style-name="ro1">
          <table:table-cell office:value-type="string">
            <text:p>Context 2</text:p>
          </table:table-cell>
          <table:table-cell office:value-type="string">
            <text:p>ev_typ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tal concepts <text:s/>with rel1</text:p>
          </table:table-cell>
          <table:table-cell office:value-type="string">
            <text:p>total concepts with rel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08/09/2021</text:date>, <text:time>17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Sommerauer</meta:initial-creator>
    <meta:creation-date>2021-08-09T16:57:52</meta:creation-date>
    <dc:date>2021-08-09T17:03:26</dc:date>
    <dc:creator>Pia Sommerauer</dc:creator>
    <meta:editing-duration>PT5M35S</meta:editing-duration>
    <meta:editing-cycles>2</meta:editing-cycles>
    <meta:generator>OpenOffice/4.1.8$Unix OpenOffice.org_project/418m3$Build-9803</meta:gener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